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1pt"/>
    </style:style>
    <style:style style:name="co2" style:family="table-column">
      <style:table-column-properties fo:break-before="auto" style:column-width="15.96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48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66pt"/>
    </style:style>
    <style:style style:name="co7" style:family="table-column">
      <style:table-column-properties fo:break-before="auto" style:column-width="26.76pt"/>
    </style:style>
    <style:style style:name="co8" style:family="table-column">
      <style:table-column-properties fo:break-before="auto" style:column-width="59.44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76.79pt"/>
    </style:style>
    <style:style style:name="co11" style:family="table-column">
      <style:table-column-properties fo:break-before="auto" style:column-width="90.96pt"/>
    </style:style>
    <style:style style:name="co12" style:family="table-column">
      <style:table-column-properties fo:break-before="auto" style:column-width="86.6pt"/>
    </style:style>
    <style:style style:name="co13" style:family="table-column">
      <style:table-column-properties fo:break-before="auto" style:column-width="70.84pt"/>
    </style:style>
    <style:style style:name="co14" style:family="table-column">
      <style:table-column-properties fo:break-before="auto" style:column-width="66.5pt"/>
    </style:style>
    <style:style style:name="co15" style:family="table-column">
      <style:table-column-properties fo:break-before="auto" style:column-width="48.95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86pt"/>
    </style:style>
    <style:style style:name="co18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p_sort" table:style-name="ta1">
        <table:shapes>
          <draw:frame draw:z-index="0" draw:style-name="gr1" draw:text-style-name="P1" svg:width="453.37pt" svg:height="254.89pt" svg:x="243.95pt" svg:y="36.74pt">
            <draw:object draw:notify-on-update-of-ranges="heap_sort.C1:heap_sort.C1 heap_sort.D1:heap_sort.D1 heap_sort.C2:heap_sort.C2 heap_sort.D2:heap_sort.D2 heap_sort.C3:heap_sort.C3 heap_sort.D3:heap_sort.D3 heap_sort.C4:heap_sort.C4 heap_sort.D4:heap_sort.D4 heap_sort.C5:heap_sort.C5 heap_sort.D5:heap_sort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59.05pt" svg:y="197.32pt">
            <draw:object draw:notify-on-update-of-ranges="heap_sort.C21:heap_sort.C21 heap_sort.D21:heap_sort.D21 heap_sort.C22:heap_sort.C22 heap_sort.D22:heap_sort.D22 heap_sort.C23:heap_sort.C23 heap_sort.D23:heap_sort.D23 heap_sort.C24:heap_sort.C24 heap_sort.D24:heap_sort.D24 heap_sort.C25:heap_sort.C25 heap_sort.D25:heap_sort.D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36" calcext:value-type="float">
            <text:p>0.007236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8882" calcext:value-type="float">
            <text:p>0.088882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8744" calcext:value-type="float">
            <text:p>1.058744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03" calcext:value-type="float">
            <text:p>0.006003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0742" calcext:value-type="float">
            <text:p>0.080742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7018" calcext:value-type="float">
            <text:p>1.007018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684" calcext:value-type="float">
            <text:p>0.000684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57" calcext:value-type="float">
            <text:p>0.007457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5109" calcext:value-type="float">
            <text:p>0.085109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676" calcext:value-type="float">
            <text:p>0.993676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2" calcext:value-type="float">
            <text:p>0.005992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0494" calcext:value-type="float">
            <text:p>0.080494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6589" calcext:value-type="float">
            <text:p>0.996589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381" calcext:value-type="float">
            <text:p>0.000381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57" calcext:value-type="float">
            <text:p>0.003657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0914" calcext:value-type="float">
            <text:p>0.030914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89926" calcext:value-type="float">
            <text:p>0.189926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468" calcext:value-type="float">
            <text:p>0.000468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28" calcext:value-type="float">
            <text:p>0.006528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6191" calcext:value-type="float">
            <text:p>0.086191</text:p>
          </table:table-cell>
        </table:table-row>
        <table:table-row table:style-name="ro1">
          <table:table-cell office:value-type="string" calcext:value-type="string">
            <text:p>heap_sor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6246" calcext:value-type="float">
            <text:p>1.066246</text:p>
          </table:table-cell>
        </table:table-row>
      </table:table>
      <table:table table:name="shell_sort" table:style-name="ta1">
        <table:shapes>
          <draw:frame draw:z-index="0" draw:style-name="gr1" draw:text-style-name="P1" svg:width="453.32pt" svg:height="254.89pt" svg:x="471.15pt" svg:y="95.73pt">
            <draw:object draw:notify-on-update-of-ranges="shell_sort.G34:shell_sort.G34 shell_sort.H34:shell_sort.H34 shell_sort.G35:shell_sort.G35 shell_sort.H35:shell_sort.H35 shell_sort.G36:shell_sort.G36 shell_sort.H36:shell_sort.H36 shell_sort.G37:shell_sort.G37 shell_sort.H37:shell_sort.H37 shell_sort.G38:shell_sort.G38 shell_sort.H38:shell_sort.H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37" calcext:value-type="float">
            <text:p>3.7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12" calcext:value-type="float">
            <text:p>0.0002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83" calcext:value-type="float">
            <text:p>0.0092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7166" calcext:value-type="float">
            <text:p>0.8771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.068204" calcext:value-type="float">
            <text:p>85.068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_sor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2.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_sor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24" calcext:value-type="float">
            <text:p>0.00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_sor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68" calcext:value-type="float">
            <text:p>0.009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_sor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2502" calcext:value-type="float">
            <text:p>0.852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_sor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.051649" calcext:value-type="float">
            <text:p>85.0516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6" calcext:value-type="float">
            <text:p>1.6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077" calcext:value-type="float">
            <text:p>7.7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9" calcext:value-type="float">
            <text:p>0.0007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766" calcext:value-type="float">
            <text:p>0.0077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6128" calcext:value-type="float">
            <text:p>0.0761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24" calcext:value-type="float">
            <text:p>2.4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373" calcext:value-type="float">
            <text:p>0.0003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17799" calcext:value-type="float">
            <text:p>0.0177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1.693397" calcext:value-type="float">
            <text:p>1.6933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.561022" calcext:value-type="float">
            <text:p>169.5610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136" calcext:value-type="float">
            <text:p>0.0001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9" calcext:value-type="float">
            <text:p>0.0007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555" calcext:value-type="float">
            <text:p>0.0075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7812" calcext:value-type="float">
            <text:p>0.0778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2.6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272" calcext:value-type="float">
            <text:p>0.0002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8" calcext:value-type="float">
            <text:p>0.010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876705" calcext:value-type="float">
            <text:p>0.8767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hell_sor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5.963828" calcext:value-type="float">
            <text:p>85.96382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0.009168" calcext:value-type="float">
            <text:p>0.009168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0.852502" calcext:value-type="float">
            <text:p>0.852502</text:p>
          </table:table-cell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85.051649" calcext:value-type="float">
            <text:p>85.051649</text:p>
          </table:table-cell>
        </table:table-row>
      </table:table>
      <table:table table:name="selection_sort" table:style-name="ta1">
        <table:shapes>
          <draw:frame draw:z-index="0" draw:style-name="gr1" draw:text-style-name="P1" svg:width="453.83pt" svg:height="254.89pt" svg:x="600.26pt" svg:y="105.19pt">
            <draw:object draw:notify-on-update-of-ranges="selection_sort.H34:selection_sort.H34 selection_sort.I34:selection_sort.I34 selection_sort.H35:selection_sort.H35 selection_sort.I35:selection_sort.I35 selection_sort.H36:selection_sort.H36 selection_sort.I36:selection_sort.I36 selection_sort.H37:selection_sort.H37 selection_sort.I37:selection_sort.I37 selection_sort.H38:selection_sort.H38 selection_sort.I38:selection_sort.I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sha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28" calcext:value-type="float">
            <text:p>2.8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517" calcext:value-type="float">
            <text:p>0.000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22" calcext:value-type="float">
            <text:p>0.046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4.494054" calcext:value-type="float">
            <text:p>4.494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.231238" calcext:value-type="float">
            <text:p>439.231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562" calcext:value-type="float">
            <text:p>0.000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52" calcext:value-type="float">
            <text:p>0.047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4.480531" calcext:value-type="float">
            <text:p>4.480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.469083" calcext:value-type="float">
            <text:p>437.469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552" calcext:value-type="float">
            <text:p>0.000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648" calcext:value-type="float">
            <text:p>0.045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74624" calcext:value-type="float">
            <text:p>4.474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.760846" calcext:value-type="float">
            <text:p>437.760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63" calcext:value-type="float">
            <text:p>0.00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47109" calcext:value-type="float">
            <text:p>0.047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4.458755" calcext:value-type="float">
            <text:p>4.458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.139618" calcext:value-type="float">
            <text:p>438.139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58" calcext:value-type="float">
            <text:p>0.00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46188" calcext:value-type="float">
            <text:p>0.046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2017" calcext:value-type="float">
            <text:p>4.462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.256169" calcext:value-type="float">
            <text:p>442.256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607" calcext:value-type="float">
            <text:p>0.000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56" calcext:value-type="float">
            <text:p>0.046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4.521295" calcext:value-type="float">
            <text:p>4.521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470.195665" calcext:value-type="float">
            <text:p>470.19566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.000552" calcext:value-type="float">
            <text:p>0.000552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0.045648" calcext:value-type="float">
            <text:p>0.045648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.474624" calcext:value-type="float">
            <text:p>4.474624</text:p>
          </table:table-cell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437.760846" calcext:value-type="float">
            <text:p>437.760846</text:p>
          </table:table-cell>
        </table:table-row>
      </table:table>
      <table:table table:name="quick_sort_right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23" calcext:value-type="float">
            <text:p>0.000223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6" calcext:value-type="float">
            <text:p>0.0032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641" calcext:value-type="float">
            <text:p>0.031641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925" calcext:value-type="float">
            <text:p>0.31592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8" calcext:value-type="float">
            <text:p>0.000188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9" calcext:value-type="float">
            <text:p>0.003189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456" calcext:value-type="float">
            <text:p>0.03145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474" calcext:value-type="float">
            <text:p>0.315474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34" calcext:value-type="float">
            <text:p>0.003134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097" calcext:value-type="float">
            <text:p>0.031097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465" calcext:value-type="float">
            <text:p>0.31546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65" calcext:value-type="float">
            <text:p>0.00026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5" calcext:value-type="float">
            <text:p>0.00318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529" calcext:value-type="float">
            <text:p>0.032529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86" calcext:value-type="float">
            <text:p>0.31908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362" calcext:value-type="float">
            <text:p>0.003362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094" calcext:value-type="float">
            <text:p>9.4E-0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6" calcext:value-type="float">
            <text:p>0.000566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125" calcext:value-type="float">
            <text:p>0.005125</text:p>
          </table:table-cell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3717" calcext:value-type="float">
            <text:p>0.043717</text:p>
          </table:table-cell>
        </table:table-row>
      </table:table>
      <table:table table:name="quick_sort_random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23" calcext:value-type="float">
            <text:p>0.000223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9" calcext:value-type="float">
            <text:p>0.003309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727" calcext:value-type="float">
            <text:p>0.031727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12" calcext:value-type="float">
            <text:p>0.319012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233" calcext:value-type="float">
            <text:p>0.000233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7" calcext:value-type="float">
            <text:p>0.003187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92" calcext:value-type="float">
            <text:p>0.031392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978" calcext:value-type="float">
            <text:p>0.316978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302" calcext:value-type="float">
            <text:p>0.000302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746" calcext:value-type="float">
            <text:p>0.031746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676" calcext:value-type="float">
            <text:p>0.316676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42" calcext:value-type="float">
            <text:p>0.000242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7" calcext:value-type="float">
            <text:p>0.003197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34" calcext:value-type="float">
            <text:p>0.03234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297" calcext:value-type="float">
            <text:p>0.320297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614" calcext:value-type="float">
            <text:p>0.003614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3" calcext:value-type="float">
            <text:p>0.000533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69" calcext:value-type="float">
            <text:p>0.004669</text:p>
          </table:table-cell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3968" calcext:value-type="float">
            <text:p>0.043968</text:p>
          </table:table-cell>
        </table:table-row>
      </table:table>
      <table:table table:name="quick_sort_middle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44" calcext:value-type="float">
            <text:p>0.000244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169" calcext:value-type="float">
            <text:p>0.031169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616" calcext:value-type="float">
            <text:p>0.314616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1" calcext:value-type="float">
            <text:p>0.000181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4" calcext:value-type="float">
            <text:p>0.002864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823" calcext:value-type="float">
            <text:p>0.031823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497" calcext:value-type="float">
            <text:p>0.319497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2956" calcext:value-type="float">
            <text:p>0.032956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2976" calcext:value-type="float">
            <text:p>0.032976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3" calcext:value-type="float">
            <text:p>0.000653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51" calcext:value-type="float">
            <text:p>0.004651</text:p>
          </table:table-cell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4456" calcext:value-type="float">
            <text:p>0.054456</text:p>
          </table:table-cell>
        </table:table-row>
      </table:table>
      <table:table table:name="quick_sort_left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4639" calcext:value-type="float">
            <text:p>0.034639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924" calcext:value-type="float">
            <text:p>0.318924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09" calcext:value-type="float">
            <text:p>0.003109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538" calcext:value-type="float">
            <text:p>0.031538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358" calcext:value-type="float">
            <text:p>0.314358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254" calcext:value-type="float">
            <text:p>0.000254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" calcext:value-type="float">
            <text:p>0.03131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48" calcext:value-type="float">
            <text:p>0.319048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7" calcext:value-type="float">
            <text:p>0.003187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992" calcext:value-type="float">
            <text:p>0.031992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844" calcext:value-type="float">
            <text:p>0.316844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767" calcext:value-type="float">
            <text:p>0.004767</text:p>
          </table:table-cell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5193" calcext:value-type="float">
            <text:p>0.045193</text:p>
          </table:table-cell>
        </table:table-row>
      </table:table>
      <table:table table:name="insertion_sort" table:style-name="ta1">
        <table:shapes>
          <draw:frame draw:z-index="0" draw:style-name="gr1" draw:text-style-name="P1" svg:width="453.97pt" svg:height="254.89pt" svg:x="497.4pt" svg:y="104.63pt">
            <draw:object draw:notify-on-update-of-ranges="insertion_sort.G35:insertion_sort.G35 insertion_sort.H35:insertion_sort.H35 insertion_sort.G36:insertion_sort.G36 insertion_sort.H36:insertion_sort.H36 insertion_sort.G37:insertion_sort.G37 insertion_sort.H37:insertion_sort.H37 insertion_sort.G38:insertion_sort.G38 insertion_sort.H38:insertion_sort.H38 insertion_sort.G39:insertion_sort.G39 insertion_sort.H39:insertion_sort.H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454" calcext:value-type="float">
            <text:p>0.0004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38611" calcext:value-type="float">
            <text:p>0.0386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3.187882" calcext:value-type="float">
            <text:p>3.1878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1.011498" calcext:value-type="float">
            <text:p>321.0114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451" calcext:value-type="float">
            <text:p>0.0004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34642" calcext:value-type="float">
            <text:p>0.0346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3.305553" calcext:value-type="float">
            <text:p>3.3055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5.74571" calcext:value-type="float">
            <text:p>325.745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015" calcext:value-type="float">
            <text:p>1.5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" calcext:value-type="float">
            <text:p>0.0001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5" calcext:value-type="float">
            <text:p>0.0013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3522" calcext:value-type="float">
            <text:p>0.0135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38" calcext:value-type="float">
            <text:p>3.8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649" calcext:value-type="float">
            <text:p>0.0006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66775" calcext:value-type="float">
            <text:p>0.0667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8715" calcext:value-type="float">
            <text:p>6.5387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0.7296" calcext:value-type="float">
            <text:p>640.72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15" calcext:value-type="float">
            <text:p>1.5E-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" calcext:value-type="float">
            <text:p>0.000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7" calcext:value-type="float">
            <text:p>0.0012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sertion_sor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3444" calcext:value-type="float">
            <text:p>0.013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341" calcext:value-type="float">
            <text:p>0.000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33378" calcext:value-type="float">
            <text:p>0.033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3.276175" calcext:value-type="float">
            <text:p>3.276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1.619984" calcext:value-type="float">
            <text:p>321.619984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0.034642" calcext:value-type="float">
            <text:p>0.034642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3.305553" calcext:value-type="float">
            <text:p>3.305553</text:p>
          </table:table-cell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325.74571" calcext:value-type="float">
            <text:p>325.74571</text:p>
          </table:table-cell>
        </table:table-row>
      </table:table>
      <table:table table:name="Sheet1" table:style-name="ta1">
        <table:shapes>
          <draw:frame draw:z-index="0" draw:style-name="gr1" draw:text-style-name="P1" svg:width="453.66pt" svg:height="254.92pt" svg:x="527.16pt" svg:y="75.15pt">
            <draw:object draw:notify-on-update-of-ranges="Sheet1.F124:Sheet1.F127 Sheet1.G124:Sheet1.G1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23" calcext:value-type="float">
            <text:p>0.0002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6" calcext:value-type="float">
            <text:p>0.003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641" calcext:value-type="float">
            <text:p>0.0316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925" calcext:value-type="float">
            <text:p>0.3159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8" calcext:value-type="float">
            <text:p>0.0001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9" calcext:value-type="float">
            <text:p>0.0031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456" calcext:value-type="float">
            <text:p>0.031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_sort_righ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474" calcext:value-type="float">
            <text:p>0.3154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26" calcext:value-type="float">
            <text:p>0.000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34" calcext:value-type="float">
            <text:p>0.0031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097" calcext:value-type="float">
            <text:p>0.0310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5465" calcext:value-type="float">
            <text:p>0.3154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65" calcext:value-type="float">
            <text:p>0.0002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5" calcext:value-type="float">
            <text:p>0.0031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529" calcext:value-type="float">
            <text:p>0.0325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86" calcext:value-type="float">
            <text:p>0.3190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6" calcext:value-type="float">
            <text:p>0.0003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362" calcext:value-type="float">
            <text:p>0.0033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094" calcext:value-type="float">
            <text:p>9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6" calcext:value-type="float">
            <text:p>0.0005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125" calcext:value-type="float">
            <text:p>0.0051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igh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3717" calcext:value-type="float">
            <text:p>0.0437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2.1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23" calcext:value-type="float">
            <text:p>0.0002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9" calcext:value-type="float">
            <text:p>0.0033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727" calcext:value-type="float">
            <text:p>0.0317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12" calcext:value-type="float">
            <text:p>0.3190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233" calcext:value-type="float">
            <text:p>0.0002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7" calcext:value-type="float">
            <text:p>0.0031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92" calcext:value-type="float">
            <text:p>0.031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_sort_random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978" calcext:value-type="float">
            <text:p>0.3169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6" calcext:value-type="float">
            <text:p>1.6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302" calcext:value-type="float">
            <text:p>0.0003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62" calcext:value-type="float">
            <text:p>0.0031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746" calcext:value-type="float">
            <text:p>0.0317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676" calcext:value-type="float">
            <text:p>0.3166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42" calcext:value-type="float">
            <text:p>0.0002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7" calcext:value-type="float">
            <text:p>0.0031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34" calcext:value-type="float">
            <text:p>0.032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0297" calcext:value-type="float">
            <text:p>0.3202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" calcext:value-type="float">
            <text:p>5.3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" calcext:value-type="float">
            <text:p>0.000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614" calcext:value-type="float">
            <text:p>0.0036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105" calcext:value-type="float">
            <text:p>0.0001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3" calcext:value-type="float">
            <text:p>0.0005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69" calcext:value-type="float">
            <text:p>0.0046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random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3968" calcext:value-type="float">
            <text:p>0.0439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244" calcext:value-type="float">
            <text:p>0.0002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3" calcext:value-type="float">
            <text:p>0.002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169" calcext:value-type="float">
            <text:p>0.0311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616" calcext:value-type="float">
            <text:p>0.3146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1" calcext:value-type="float">
            <text:p>0.0001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4" calcext:value-type="float">
            <text:p>0.0028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823" calcext:value-type="float">
            <text:p>0.03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_sort_middle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497" calcext:value-type="float">
            <text:p>0.3194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123" calcext:value-type="float">
            <text:p>0.0001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4" calcext:value-type="float">
            <text:p>0.0005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327" calcext:value-type="float">
            <text:p>0.0033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2956" calcext:value-type="float">
            <text:p>0.0329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1.2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096" calcext:value-type="float">
            <text:p>9.6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9" calcext:value-type="float">
            <text:p>0.0004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07" calcext:value-type="float">
            <text:p>0.0035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32976" calcext:value-type="float">
            <text:p>0.0329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6" calcext:value-type="float">
            <text:p>6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" calcext:value-type="float">
            <text:p>7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" calcext:value-type="float">
            <text:p>3.8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" calcext:value-type="float">
            <text:p>0.000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458" calcext:value-type="float">
            <text:p>0.0034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1.4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12" calcext:value-type="float">
            <text:p>0.000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3" calcext:value-type="float">
            <text:p>0.0006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651" calcext:value-type="float">
            <text:p>0.0046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middle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4456" calcext:value-type="float">
            <text:p>0.0544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" calcext:value-type="float">
            <text:p>100</text:p>
          </table:table-cell>
          <table:table-cell office:value-type="float" office:value="0.000342" calcext:value-type="float">
            <text:p>0.0003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28" calcext:value-type="float">
            <text:p>0.0033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4639" calcext:value-type="float">
            <text:p>0.0346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a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8924" calcext:value-type="float">
            <text:p>0.3189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" calcext:value-type="float">
            <text:p>100</text:p>
          </table:table-cell>
          <table:table-cell office:value-type="float" office:value="0.000183" calcext:value-type="float">
            <text:p>0.000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09" calcext:value-type="float">
            <text:p>0.003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538" calcext:value-type="float">
            <text:p>0.03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_sort_left</text:p>
          </table:table-cell>
          <table:table-cell office:value-type="string" calcext:value-type="string">
            <text:p><text:s/>v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4358" calcext:value-type="float">
            <text:p>0.3143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.5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" calcext:value-type="float">
            <text:p>100</text:p>
          </table:table-cell>
          <table:table-cell office:value-type="float" office:value="0.000254" calcext:value-type="float">
            <text:p>0.0002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1" calcext:value-type="float">
            <text:p>0.003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" calcext:value-type="float">
            <text:p>0.031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g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9048" calcext:value-type="float">
            <text:p>0.3190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1.7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" calcext:value-type="float">
            <text:p>100</text:p>
          </table:table-cell>
          <table:table-cell office:value-type="float" office:value="0.000278" calcext:value-type="float">
            <text:p>0.0002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87" calcext:value-type="float">
            <text:p>0.0031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992" calcext:value-type="float">
            <text:p>0.0319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l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16844" calcext:value-type="float">
            <text:p>0.3168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" calcext:value-type="float">
            <text:p>1.9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" calcext:value-type="float">
            <text:p>3.7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6" calcext:value-type="float">
            <text:p>0.0003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3347" calcext:value-type="float">
            <text:p>0.0033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1.3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" calcext:value-type="float">
            <text:p>100</text:p>
          </table:table-cell>
          <table:table-cell office:value-type="float" office:value="0.000098" calcext:value-type="float">
            <text:p>9.8E-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7" calcext:value-type="float">
            <text:p>0.0005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767" calcext:value-type="float">
            <text:p>0.0047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_sort_left</text:p>
          </table:table-cell>
          <table:table-cell office:value-type="string" calcext:value-type="string">
            <text:p><text:s/>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5193" calcext:value-type="float">
            <text:p>0.04519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quick_sort_right</text:p>
          </table:table-cell>
          <table:table-cell office:value-type="float" office:value="0.315474" calcext:value-type="float">
            <text:p>0.31547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uick_sort_random</text:p>
          </table:table-cell>
          <table:table-cell office:value-type="float" office:value="0.316978" calcext:value-type="float">
            <text:p>0.31697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uick_sort_middle</text:p>
          </table:table-cell>
          <table:table-cell office:value-type="float" office:value="0.319497" calcext:value-type="float">
            <text:p>0.3194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uick_sort_left</text:p>
          </table:table-cell>
          <table:table-cell office:value-type="float" office:value="0.314358" calcext:value-type="float">
            <text:p>0.314358</text:p>
          </table:table-cell>
        </table:table-row>
      </table:table>
      <table:named-expressions/>
      <table:database-ranges>
        <table:database-range table:name="__Anonymous_Sheet_DB__1" table:target-range-address="shell_sort.A1:shell_sort.D31" table:display-filter-buttons="true">
          <table:filter>
            <table:filter-and>
              <table:filter-condition table:field-number="1" table:value=" v" table:operator="="/>
            </table:filter-and>
          </table:filter>
        </table:database-range>
        <table:database-range table:name="__Anonymous_Sheet_DB__2" table:target-range-address="selection_sort.A1:selection_sort.D31" table:display-filter-buttons="true"/>
        <table:database-range table:name="__Anonymous_Sheet_DB__7" table:target-range-address="insertion_sort.A1:insertion_sort.D31" table:display-filter-buttons="true">
          <table:filter>
            <table:filter-and>
              <table:filter-condition table:field-number="1" table:value=" r" table:operator="="/>
            </table:filter-and>
          </table:filter>
        </table:database-range>
        <table:database-range table:name="__Anonymous_Sheet_DB__8" table:target-range-address="Sheet1.A1:Sheet1.D121" table:display-filter-buttons="true">
          <table:filter>
            <table:filter-and>
              <table:filter-condition table:field-number="2" table:value="100000" table:operator="="/>
              <table:filter-condition table:field-number="1" table:value=" v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48:34.608360585</meta:creation-date>
    <dc:date>2019-03-09T23:24:24.583699125</dc:date>
    <meta:editing-duration>PT22M40S</meta:editing-duration>
    <meta:editing-cycles>1</meta:editing-cycles>
    <meta:document-statistic meta:table-count="9" meta:cell-count="1493" meta:object-count="6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3cm" xlink:href=".." xlink:type="simple" chart:class="chart:bar" chart:style-name="ch1">
        <chart:legend chart:legend-position="end" svg:x="14.11cm" svg:y="3.238cm" style:legend-expansion="high" chart:style-name="ch2"/>
        <chart:plot-area chart:style-name="ch3" table:cell-range-address="selection_sort.H34:selection_sort.I38" chart:data-source-has-labels="column" svg:x="0.32cm" svg:y="0.179cm" svg:width="13.47cm" svg:height="8.635cm">
          <chartooo:coordinate-region svg:x="1.621cm" svg:y="0.371cm" svg:width="12.169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lection_sort.I34:selection_sort.I34" chart:label-cell-address="selection_sort.H34:selection_sort.H34" chart:class="chart:bar">
            <chart:data-point/>
          </chart:series>
          <chart:series chart:style-name="ch8" chart:values-cell-range-address="selection_sort.I35:selection_sort.I35" chart:label-cell-address="selection_sort.H35:selection_sort.H35" chart:class="chart:bar">
            <chart:data-point/>
          </chart:series>
          <chart:series chart:style-name="ch9" chart:values-cell-range-address="selection_sort.I36:selection_sort.I36" chart:label-cell-address="selection_sort.H36:selection_sort.H36" chart:class="chart:bar">
            <chart:data-point/>
          </chart:series>
          <chart:series chart:style-name="ch10" chart:values-cell-range-address="selection_sort.I37:selection_sort.I37" chart:label-cell-address="selection_sort.H37:selection_sort.H37" chart:class="chart:bar">
            <chart:data-point/>
          </chart:series>
          <chart:series chart:style-name="ch11" chart:values-cell-range-address="selection_sort.I38:selection_sort.I38" chart:label-cell-address="selection_sort.H38:selection_sort.H3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election_sort.H34:selection_sort.H34</svg:desc>
                </draw:g>
              </table:table-cell>
              <table:table-cell office:value-type="float" office:value="0.000014">
                <text:p>0.000014</text:p>
                <draw:g>
                  <svg:desc>selection_sort.I34:selection_sort.I34</svg:desc>
                </draw:g>
              </table:table-cell>
            </table:table-row>
            <table:table-row>
              <table:table-cell office:value-type="string">
                <text:p>100</text:p>
                <draw:g>
                  <svg:desc>selection_sort.H35:selection_sort.H35</svg:desc>
                </draw:g>
              </table:table-cell>
              <table:table-cell office:value-type="float" office:value="0.000552">
                <text:p>0.000552</text:p>
                <draw:g>
                  <svg:desc>selection_sort.I35:selection_sort.I35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selection_sort.H36:selection_sort.H36</svg:desc>
                </draw:g>
              </table:table-cell>
              <table:table-cell office:value-type="float" office:value="0.045648">
                <text:p>0.045648</text:p>
                <draw:g>
                  <svg:desc>selection_sort.I36:selection_sort.I36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selection_sort.H37:selection_sort.H37</svg:desc>
                </draw:g>
              </table:table-cell>
              <table:table-cell office:value-type="float" office:value="4.474624">
                <text:p>4.474624</text:p>
                <draw:g>
                  <svg:desc>selection_sort.I37:selection_sort.I37</svg:desc>
                </draw:g>
              </table:table-cell>
            </table:table-row>
            <table:table-row>
              <table:table-cell office:value-type="string">
                <text:p>100000</text:p>
                <draw:g>
                  <svg:desc>selection_sort.H38:selection_sort.H38</svg:desc>
                </draw:g>
              </table:table-cell>
              <table:table-cell office:value-type="float" office:value="437.760846">
                <text:p>437.760846</text:p>
                <draw:g>
                  <svg:desc>selection_sort.I38:selection_sort.I3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8.993cm" xlink:href=".." xlink:type="simple" chart:class="chart:bar" chart:style-name="ch1">
        <chart:legend chart:legend-position="end" svg:x="14.115cm" svg:y="3.238cm" style:legend-expansion="high" chart:style-name="ch2"/>
        <chart:plot-area chart:style-name="ch3" table:cell-range-address="insertion_sort.G35:insertion_sort.H39" chart:data-source-has-labels="column" svg:x="0.32cm" svg:y="0.179cm" svg:width="13.475cm" svg:height="8.635cm">
          <chartooo:coordinate-region svg:x="1.621cm" svg:y="0.371cm" svg:width="12.174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H35:insertion_sort.H35" chart:label-cell-address="insertion_sort.G35:insertion_sort.G35" chart:class="chart:bar">
            <chart:data-point/>
          </chart:series>
          <chart:series chart:style-name="ch8" chart:values-cell-range-address="insertion_sort.H36:insertion_sort.H36" chart:label-cell-address="insertion_sort.G36:insertion_sort.G36" chart:class="chart:bar">
            <chart:data-point/>
          </chart:series>
          <chart:series chart:style-name="ch9" chart:values-cell-range-address="insertion_sort.H37:insertion_sort.H37" chart:label-cell-address="insertion_sort.G37:insertion_sort.G37" chart:class="chart:bar">
            <chart:data-point/>
          </chart:series>
          <chart:series chart:style-name="ch10" chart:values-cell-range-address="insertion_sort.H38:insertion_sort.H38" chart:label-cell-address="insertion_sort.G38:insertion_sort.G38" chart:class="chart:bar">
            <chart:data-point/>
          </chart:series>
          <chart:series chart:style-name="ch11" chart:values-cell-range-address="insertion_sort.H39:insertion_sort.H39" chart:label-cell-address="insertion_sort.G39:insertion_sort.G39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insertion_sort.G35:insertion_sort.G35</svg:desc>
                </draw:g>
              </table:table-cell>
              <table:table-cell office:value-type="float" office:value="0.000013">
                <text:p>0.000013</text:p>
                <draw:g>
                  <svg:desc>insertion_sort.H35:insertion_sort.H35</svg:desc>
                </draw:g>
              </table:table-cell>
            </table:table-row>
            <table:table-row>
              <table:table-cell office:value-type="string">
                <text:p>100</text:p>
                <draw:g>
                  <svg:desc>insertion_sort.G36:insertion_sort.G36</svg:desc>
                </draw:g>
              </table:table-cell>
              <table:table-cell office:value-type="float" office:value="0.000451">
                <text:p>0.000451</text:p>
                <draw:g>
                  <svg:desc>insertion_sort.H36:insertion_sort.H36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insertion_sort.G37:insertion_sort.G37</svg:desc>
                </draw:g>
              </table:table-cell>
              <table:table-cell office:value-type="float" office:value="0.034642">
                <text:p>0.034642</text:p>
                <draw:g>
                  <svg:desc>insertion_sort.H37:insertion_sort.H37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insertion_sort.G38:insertion_sort.G38</svg:desc>
                </draw:g>
              </table:table-cell>
              <table:table-cell office:value-type="float" office:value="3.305553">
                <text:p>3.305553</text:p>
                <draw:g>
                  <svg:desc>insertion_sort.H38:insertion_sort.H38</svg:desc>
                </draw:g>
              </table:table-cell>
            </table:table-row>
            <table:table-row>
              <table:table-cell office:value-type="string">
                <text:p>100000</text:p>
                <draw:g>
                  <svg:desc>insertion_sort.G39:insertion_sort.G39</svg:desc>
                </draw:g>
              </table:table-cell>
              <table:table-cell office:value-type="float" office:value="325.74571">
                <text:p>325.74571</text:p>
                <draw:g>
                  <svg:desc>insertion_sort.H39:insertion_sort.H3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93cm" xlink:href=".." xlink:type="simple" chart:class="chart:bar" chart:style-name="ch1">
        <chart:legend chart:legend-position="end" svg:x="14.094cm" svg:y="3.238cm" style:legend-expansion="high" chart:style-name="ch2"/>
        <chart:plot-area chart:style-name="ch3" table:cell-range-address="heap_sort.C1:heap_sort.D5" chart:data-source-has-labels="column" svg:x="0.319cm" svg:y="0.179cm" svg:width="13.456cm" svg:height="8.635cm">
          <chartooo:coordinate-region svg:x="1.62cm" svg:y="0.372cm" svg:width="12.155cm" svg:height="8.2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p_sort.D1:heap_sort.D1" chart:label-cell-address="heap_sort.C1:heap_sort.C1" chart:class="chart:bar">
            <chart:data-point/>
          </chart:series>
          <chart:series chart:style-name="ch8" chart:values-cell-range-address="heap_sort.D2:heap_sort.D2" chart:label-cell-address="heap_sort.C2:heap_sort.C2" chart:class="chart:bar">
            <chart:data-point/>
          </chart:series>
          <chart:series chart:style-name="ch9" chart:values-cell-range-address="heap_sort.D3:heap_sort.D3" chart:label-cell-address="heap_sort.C3:heap_sort.C3" chart:class="chart:bar">
            <chart:data-point/>
          </chart:series>
          <chart:series chart:style-name="ch10" chart:values-cell-range-address="heap_sort.D4:heap_sort.D4" chart:label-cell-address="heap_sort.C4:heap_sort.C4" chart:class="chart:bar">
            <chart:data-point/>
          </chart:series>
          <chart:series chart:style-name="ch11" chart:values-cell-range-address="heap_sort.D5:heap_sort.D5" chart:label-cell-address="heap_sort.C5:heap_sort.C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heap_sort.C1:heap_sort.C1</svg:desc>
                </draw:g>
              </table:table-cell>
              <table:table-cell office:value-type="float" office:value="0.000047">
                <text:p>0.000047</text:p>
                <draw:g>
                  <svg:desc>heap_sort.D1:heap_sort.D1</svg:desc>
                </draw:g>
              </table:table-cell>
            </table:table-row>
            <table:table-row>
              <table:table-cell office:value-type="string">
                <text:p>100</text:p>
                <draw:g>
                  <svg:desc>heap_sort.C2:heap_sort.C2</svg:desc>
                </draw:g>
              </table:table-cell>
              <table:table-cell office:value-type="float" office:value="0.000504">
                <text:p>0.000504</text:p>
                <draw:g>
                  <svg:desc>heap_sort.D2:heap_sort.D2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heap_sort.C3:heap_sort.C3</svg:desc>
                </draw:g>
              </table:table-cell>
              <table:table-cell office:value-type="float" office:value="0.007236">
                <text:p>0.007236</text:p>
                <draw:g>
                  <svg:desc>heap_sort.D3:heap_sort.D3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heap_sort.C4:heap_sort.C4</svg:desc>
                </draw:g>
              </table:table-cell>
              <table:table-cell office:value-type="float" office:value="0.088882">
                <text:p>0.088882</text:p>
                <draw:g>
                  <svg:desc>heap_sort.D4:heap_sort.D4</svg:desc>
                </draw:g>
              </table:table-cell>
            </table:table-row>
            <table:table-row>
              <table:table-cell office:value-type="string">
                <text:p>100000</text:p>
                <draw:g>
                  <svg:desc>heap_sort.C5:heap_sort.C5</svg:desc>
                </draw:g>
              </table:table-cell>
              <table:table-cell office:value-type="float" office:value="1.058744">
                <text:p>1.058744</text:p>
                <draw:g>
                  <svg:desc>heap_sort.D5:heap_sort.D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99cm" svg:y="3.242cm" style:legend-expansion="high" chart:style-name="ch2"/>
        <chart:plot-area chart:style-name="ch3" table:cell-range-address="heap_sort.C21:heap_sort.D25" chart:data-source-has-labels="column" svg:x="0.32cm" svg:y="0.18cm" svg:width="13.459cm" svg:height="8.64cm">
          <chartooo:coordinate-region svg:x="1.621cm" svg:y="0.372cm" svg:width="12.158cm" svg:height="8.2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p_sort.D21:heap_sort.D21" chart:label-cell-address="heap_sort.C21:heap_sort.C21" chart:class="chart:bar">
            <chart:data-point/>
          </chart:series>
          <chart:series chart:style-name="ch8" chart:values-cell-range-address="heap_sort.D22:heap_sort.D22" chart:label-cell-address="heap_sort.C22:heap_sort.C22" chart:class="chart:bar">
            <chart:data-point/>
          </chart:series>
          <chart:series chart:style-name="ch9" chart:values-cell-range-address="heap_sort.D23:heap_sort.D23" chart:label-cell-address="heap_sort.C23:heap_sort.C23" chart:class="chart:bar">
            <chart:data-point/>
          </chart:series>
          <chart:series chart:style-name="ch10" chart:values-cell-range-address="heap_sort.D24:heap_sort.D24" chart:label-cell-address="heap_sort.C24:heap_sort.C24" chart:class="chart:bar">
            <chart:data-point/>
          </chart:series>
          <chart:series chart:style-name="ch11" chart:values-cell-range-address="heap_sort.D25:heap_sort.D25" chart:label-cell-address="heap_sort.C25:heap_sort.C2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heap_sort.C21:heap_sort.C21</svg:desc>
                </draw:g>
              </table:table-cell>
              <table:table-cell office:value-type="float" office:value="0.000028">
                <text:p>0.000028</text:p>
                <draw:g>
                  <svg:desc>heap_sort.D21:heap_sort.D21</svg:desc>
                </draw:g>
              </table:table-cell>
            </table:table-row>
            <table:table-row>
              <table:table-cell office:value-type="string">
                <text:p>100</text:p>
                <draw:g>
                  <svg:desc>heap_sort.C22:heap_sort.C22</svg:desc>
                </draw:g>
              </table:table-cell>
              <table:table-cell office:value-type="float" office:value="0.000381">
                <text:p>0.000381</text:p>
                <draw:g>
                  <svg:desc>heap_sort.D22:heap_sort.D22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heap_sort.C23:heap_sort.C23</svg:desc>
                </draw:g>
              </table:table-cell>
              <table:table-cell office:value-type="float" office:value="0.003657">
                <text:p>0.003657</text:p>
                <draw:g>
                  <svg:desc>heap_sort.D23:heap_sort.D23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heap_sort.C24:heap_sort.C24</svg:desc>
                </draw:g>
              </table:table-cell>
              <table:table-cell office:value-type="float" office:value="0.030914">
                <text:p>0.030914</text:p>
                <draw:g>
                  <svg:desc>heap_sort.D24:heap_sort.D24</svg:desc>
                </draw:g>
              </table:table-cell>
            </table:table-row>
            <table:table-row>
              <table:table-cell office:value-type="string">
                <text:p>100000</text:p>
                <draw:g>
                  <svg:desc>heap_sort.C25:heap_sort.C25</svg:desc>
                </draw:g>
              </table:table-cell>
              <table:table-cell office:value-type="float" office:value="0.189926">
                <text:p>0.189926</text:p>
                <draw:g>
                  <svg:desc>heap_sort.D25:heap_sort.D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4cm" xlink:href=".." xlink:type="simple" chart:class="chart:bar" chart:style-name="ch1">
        <chart:legend chart:legend-position="end" svg:x="13.703cm" svg:y="4.205cm" style:legend-expansion="high" chart:style-name="ch2"/>
        <chart:plot-area chart:style-name="ch3" table:cell-range-address="Sheet1.F124:Sheet1.G127" chart:data-source-has-labels="column" svg:x="0.32cm" svg:y="0.179cm" svg:width="13.063cm" svg:height="8.636cm">
          <chartooo:coordinate-region svg:x="1.43cm" svg:y="0.371cm" svg:width="11.953cm" svg:height="7.812cm"/>
          <chart:axis chart:dimension="x" chart:name="primary-x" chart:style-name="ch4" chartooo:axis-type="auto">
            <chartooo:date-scale/>
            <chart:categories table:cell-range-address="Sheet1.F124:Sheet1.F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24:Sheet1.G12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quick_sort_right</text:p>
                <draw:g>
                  <svg:desc>Sheet1.F124:Sheet1.F127</svg:desc>
                </draw:g>
              </table:table-cell>
              <table:table-cell office:value-type="float" office:value="0.315474">
                <text:p>0.315474</text:p>
                <draw:g>
                  <svg:desc>Sheet1.G124:Sheet1.G127</svg:desc>
                </draw:g>
              </table:table-cell>
            </table:table-row>
            <table:table-row>
              <table:table-cell office:value-type="string">
                <text:p>quick_sort_random</text:p>
              </table:table-cell>
              <table:table-cell office:value-type="float" office:value="0.316978">
                <text:p>0.316978</text:p>
              </table:table-cell>
            </table:table-row>
            <table:table-row>
              <table:table-cell office:value-type="string">
                <text:p>quick_sort_middle</text:p>
              </table:table-cell>
              <table:table-cell office:value-type="float" office:value="0.319497">
                <text:p>0.319497</text:p>
              </table:table-cell>
            </table:table-row>
            <table:table-row>
              <table:table-cell office:value-type="string">
                <text:p>quick_sort_left</text:p>
              </table:table-cell>
              <table:table-cell office:value-type="float" office:value="0.314358">
                <text:p>0.3143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3cm" xlink:href=".." xlink:type="simple" chart:class="chart:bar" chart:style-name="ch1">
        <chart:legend chart:legend-position="end" svg:x="14.092cm" svg:y="3.238cm" style:legend-expansion="high" chart:style-name="ch2"/>
        <chart:plot-area chart:style-name="ch3" table:cell-range-address="shell_sort.G34:shell_sort.H38" chart:data-source-has-labels="column" svg:x="0.319cm" svg:y="0.179cm" svg:width="13.454cm" svg:height="8.635cm">
          <chartooo:coordinate-region svg:x="1.62cm" svg:y="0.371cm" svg:width="12.153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ll_sort.H34:shell_sort.H34" chart:label-cell-address="shell_sort.G34:shell_sort.G34" chart:class="chart:bar">
            <chart:data-point/>
          </chart:series>
          <chart:series chart:style-name="ch8" chart:values-cell-range-address="shell_sort.H35:shell_sort.H35" chart:label-cell-address="shell_sort.G35:shell_sort.G35" chart:class="chart:bar">
            <chart:data-point/>
          </chart:series>
          <chart:series chart:style-name="ch9" chart:values-cell-range-address="shell_sort.H36:shell_sort.H36" chart:label-cell-address="shell_sort.G36:shell_sort.G36" chart:class="chart:bar">
            <chart:data-point/>
          </chart:series>
          <chart:series chart:style-name="ch10" chart:values-cell-range-address="shell_sort.H37:shell_sort.H37" chart:label-cell-address="shell_sort.G37:shell_sort.G37" chart:class="chart:bar">
            <chart:data-point/>
          </chart:series>
          <chart:series chart:style-name="ch11" chart:values-cell-range-address="shell_sort.H38:shell_sort.H38" chart:label-cell-address="shell_sort.G38:shell_sort.G3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ll_sort.G34:shell_sort.G34</svg:desc>
                </draw:g>
              </table:table-cell>
              <table:table-cell office:value-type="float" office:value="0.000021">
                <text:p>0.000021</text:p>
                <draw:g>
                  <svg:desc>shell_sort.H34:shell_sort.H34</svg:desc>
                </draw:g>
              </table:table-cell>
            </table:table-row>
            <table:table-row>
              <table:table-cell office:value-type="string">
                <text:p>100</text:p>
                <draw:g>
                  <svg:desc>shell_sort.G35:shell_sort.G35</svg:desc>
                </draw:g>
              </table:table-cell>
              <table:table-cell office:value-type="float" office:value="0.00024">
                <text:p>0.00024</text:p>
                <draw:g>
                  <svg:desc>shell_sort.H35:shell_sort.H35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shell_sort.G36:shell_sort.G36</svg:desc>
                </draw:g>
              </table:table-cell>
              <table:table-cell office:value-type="float" office:value="0.009168">
                <text:p>0.009168</text:p>
                <draw:g>
                  <svg:desc>shell_sort.H36:shell_sort.H36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shell_sort.G37:shell_sort.G37</svg:desc>
                </draw:g>
              </table:table-cell>
              <table:table-cell office:value-type="float" office:value="0.852502">
                <text:p>0.852502</text:p>
                <draw:g>
                  <svg:desc>shell_sort.H37:shell_sort.H37</svg:desc>
                </draw:g>
              </table:table-cell>
            </table:table-row>
            <table:table-row>
              <table:table-cell office:value-type="string">
                <text:p>100000</text:p>
                <draw:g>
                  <svg:desc>shell_sort.G38:shell_sort.G38</svg:desc>
                </draw:g>
              </table:table-cell>
              <table:table-cell office:value-type="float" office:value="85.051649">
                <text:p>85.051649</text:p>
                <draw:g>
                  <svg:desc>shell_sort.H38:shell_sort.H3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